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imes New Roman" svg:font-family="'Times New Roman'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.209cm"/>
    </style:style>
    <style:style style:name="gr2" style:family="graphic">
      <style:graphic-properties style:protect="size"/>
    </style:style>
    <style:style style:name="pr1" style:family="presentation" style:parent-style-name="midnightblue-subtitle">
      <style:graphic-properties draw:fill-color="#ffffff" draw:auto-grow-height="true" fo:min-height="12.348cm"/>
    </style:style>
    <style:style style:name="pr2" style:family="presentation" style:parent-style-name="midnightblue-notes">
      <style:graphic-properties draw:fill-color="#ffffff" draw:auto-grow-height="true" fo:min-height="13.364cm"/>
    </style:style>
    <style:style style:name="pr3" style:family="presentation" style:parent-style-name="midnightblue-title">
      <style:graphic-properties fo:min-height="2.413cm"/>
    </style:style>
    <style:style style:name="pr4" style:family="presentation" style:parent-style-name="midnightblue-outline1">
      <style:graphic-properties fo:min-height="11.93cm"/>
    </style:style>
    <style:style style:name="pr5" style:family="presentation" style:parent-style-name="midnightblue-notes">
      <style:graphic-properties draw:fill-color="#ffffff" fo:min-height="13.364cm"/>
    </style:style>
    <style:style style:name="pr6" style:family="presentation" style:parent-style-name="midnightblue-outline1">
      <style:graphic-properties fo:min-height="13.75cm"/>
    </style:style>
    <style:style style:name="pr7" style:family="presentation" style:parent-style-name="midnightblue-title">
      <style:graphic-properties draw:auto-grow-height="true" fo:min-height="2.663cm"/>
    </style:style>
    <style:style style:name="pr8" style:family="presentation" style:parent-style-name="midnightblue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  <style:text-properties fo:font-size="14pt" style:font-size-asian="14pt" style:font-size-complex="14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text-properties fo:font-size="28.1000003814697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32">
        <office:forms form:automatic-focus="false" form:apply-design-mode="false"/>
        <draw:frame presentation:style-name="pr1" draw:text-style-name="P1" draw:layer="layout" svg:width="26cm" svg:height="12.348cm" svg:x="1cm" svg:y="0.837cm" presentation:class="subtitle">
          <draw:text-box>
            <text:p><text:span text:style-name="T1">PROOFKIT</text:span></text:p>
            <text:p>Florian, Martino, Damien</text:p>
          </draw:text-box>
        </draw:frame>
        <draw:frame draw:style-name="gr1" draw:text-style-name="P2" draw:layer="layout" svg:width="0.853cm" svg:height="0.806cm" svg:x="26.147cm" svg:y="19.594cm">
          <draw:text-box>
            <text:p><text:span text:style-name="T2">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Objectif :</text:p>
          </draw:text-box>
        </draw:frame>
        <draw:frame presentation:style-name="pr4" draw:layer="layout" svg:width="26cm" svg:height="12.18cm" svg:x="1cm" svg:y="5.5cm" presentation:class="outline">
          <draw:text-box>
            <text:p text:style-name="P4">Réaliser un outil de vérification de preuve</text:p>
          </draw:text-box>
        </draw:frame>
        <draw:frame draw:style-name="gr1" draw:text-style-name="P2" draw:layer="layout" svg:width="0.853cm" svg:height="0.806cm" svg:x="26.148cm" svg:y="19.594cm">
          <draw:text-box>
            <text:p><text:span text:style-name="T2">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ADT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 text:style-name="P4">ADT Entier Relatif /String (float)</text:p>
                <text:p text:style-name="P4"/>
              </text:list-item>
              <text:list-item>
                <text:p text:style-name="P4"><text:s/>ADT Liste/Tableau/dictionnaire</text:p>
                <text:p text:style-name="P4"/>
              </text:list-item>
              <text:list-item>
                <text:p text:style-name="P4"><text:s/>ADT Rdp</text:p>
              </text:list-item>
            </text:list>
          </draw:text-box>
        </draw:frame>
        <draw:frame draw:style-name="gr1" draw:text-style-name="P2" draw:layer="layout" svg:width="0.853cm" svg:height="0.806cm" svg:x="26.148cm" svg:y="19.594cm">
          <draw:text-box>
            <text:p><text:span text:style-name="T2">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7" draw:layer="layout" svg:width="26cm" svg:height="2.663cm" svg:x="1cm" svg:y="0.837cm" presentation:class="title">
          <draw:text-box>
            <text:p>Preuves</text:p>
          </draw:text-box>
        </draw:frame>
        <draw:frame presentation:style-name="pr8" draw:layer="layout" svg:width="26cm" svg:height="14cm" svg:x="1cm" svg:y="5.5cm" presentation:class="outline">
          <draw:text-box>
            <text:list text:style-name="L2">
              <text:list-item>
                <text:p>Preuves équationnelles </text:p>
                <text:p/>
              </text:list-item>
              <text:list-item>
                <text:p>Preuves inductives</text:p>
                <text:p/>
              </text:list-item>
              <text:list-item>
                <text:p>Preuves sur les invariants</text:p>
              </text:list-item>
            </text:list>
          </draw:text-box>
        </draw:frame>
        <draw:frame draw:style-name="gr1" draw:text-style-name="P2" draw:layer="layout" svg:width="0.853cm" svg:height="0.806cm" svg:x="26.148cm" svg:y="19.594cm">
          <draw:text-box>
            <text:p><text:span text:style-name="T2">4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Extra (en fonction du temps)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item>
                <text:p>DSL / sucre syntaxique </text:p>
              </text:list-item>
            </text:list>
          </draw:text-box>
        </draw:frame>
        <draw:frame draw:style-name="gr1" draw:text-style-name="P2" draw:layer="layout" svg:width="0.853cm" svg:height="0.806cm" svg:x="26.148cm" svg:y="19.594cm">
          <draw:text-box>
            <text:p><text:span text:style-name="T2">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imes New Roman" svg:font-family="'Times New Roman'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2.18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éro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7T16:44:23.819665006</meta:creation-date>
    <dc:date>2017-03-28T21:53:33.411372151</dc:date>
    <meta:editing-duration>PT32M8S</meta:editing-duration>
    <meta:editing-cycles>26</meta:editing-cycles>
    <meta:generator>LibreOffice/5.2.2.2$Linux_X86_64 LibreOffice_project/20m0$Build-2</meta:generator>
    <meta:document-statistic meta:object-count="59"/>
  </office:meta>
</office:document-meta>
</file>